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78885438199983" calcext:value-type="float">
            <text:p>0.1788854382</text:p>
          </table:table-cell>
          <table:table-cell table:formula="of:=[a.A$9]" office:value-type="float" office:value="-2.054" calcext:value-type="float">
            <text:p>-2.054</text:p>
          </table:table-cell>
          <table:table-cell table:formula="of:=[.F1]/2/[.A1]" office:value-type="float" office:value="0.0139754248593737" calcext:value-type="float">
            <text:p>0.0139754249</text:p>
          </table:table-cell>
          <table:table-cell office:value-type="float" office:value="0.005" calcext:value-type="float">
            <text:p>0.005</text:p>
          </table:table-cell>
          <table:table-cell table:formula="of:=[a.A$1]" office:value-type="float" office:value="0.032" calcext:value-type="float">
            <text:p>0.032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" calcext:value-type="float">
            <text:p>0.2</text:p>
          </table:table-cell>
          <table:table-cell table:formula="of:=[a.B$9]" office:value-type="float" office:value="-1.478" calcext:value-type="float">
            <text:p>-1.478</text:p>
          </table:table-cell>
          <table:table-cell table:formula="of:=[.F2]/2/[.A2]" office:value-type="float" office:value="0.0125" calcext:value-type="float">
            <text:p>0.0125</text:p>
          </table:table-cell>
          <table:table-cell office:value-type="float" office:value="0.005" calcext:value-type="float">
            <text:p>0.005</text:p>
          </table:table-cell>
          <table:table-cell table:formula="of:=[a.B$1]" office:value-type="float" office:value="0.04" calcext:value-type="float">
            <text:p>0.04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16794833886788" calcext:value-type="float">
            <text:p>0.2167948339</text:p>
          </table:table-cell>
          <table:table-cell table:formula="of:=[a.C$9]" office:value-type="float" office:value="-1.02" calcext:value-type="float">
            <text:p>-1.02</text:p>
          </table:table-cell>
          <table:table-cell table:formula="of:=[.F3]/2/[.A3]" office:value-type="float" office:value="0.0115316401003611" calcext:value-type="float">
            <text:p>0.0115316401</text:p>
          </table:table-cell>
          <table:table-cell office:value-type="float" office:value="0.005" calcext:value-type="float">
            <text:p>0.005</text:p>
          </table:table-cell>
          <table:table-cell table:formula="of:=[a.C$1]" office:value-type="float" office:value="0.047" calcext:value-type="float">
            <text:p>0.047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30217288664427" calcext:value-type="float">
            <text:p>0.2302172887</text:p>
          </table:table-cell>
          <table:table-cell table:formula="of:=[a.D$9]" office:value-type="float" office:value="-0.528" calcext:value-type="float">
            <text:p>-0.528</text:p>
          </table:table-cell>
          <table:table-cell table:formula="of:=[.F4]/2/[.A4]" office:value-type="float" office:value="0.0108593060690767" calcext:value-type="float">
            <text:p>0.0108593061</text:p>
          </table:table-cell>
          <table:table-cell office:value-type="float" office:value="0.005" calcext:value-type="float">
            <text:p>0.005</text:p>
          </table:table-cell>
          <table:table-cell table:formula="of:=[a.D$1]" office:value-type="float" office:value="0.053" calcext:value-type="float">
            <text:p>0.053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50998007960223" calcext:value-type="float">
            <text:p>0.250998008</text:p>
          </table:table-cell>
          <table:table-cell table:formula="of:=[a.E$9]" office:value-type="float" office:value="0.071" calcext:value-type="float">
            <text:p>0.071</text:p>
          </table:table-cell>
          <table:table-cell table:formula="of:=[.F5]/2/[.A5]" office:value-type="float" office:value="0.00996023841111995" calcext:value-type="float">
            <text:p>0.0099602384</text:p>
          </table:table-cell>
          <table:table-cell office:value-type="float" office:value="0.005" calcext:value-type="float">
            <text:p>0.005</text:p>
          </table:table-cell>
          <table:table-cell table:formula="of:=[a.E$1]" office:value-type="float" office:value="0.063" calcext:value-type="float">
            <text:p>0.063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70185121722126" calcext:value-type="float">
            <text:p>0.2701851217</text:p>
          </table:table-cell>
          <table:table-cell table:formula="of:=[a.F$9]" office:value-type="float" office:value="0.526" calcext:value-type="float">
            <text:p>0.526</text:p>
          </table:table-cell>
          <table:table-cell table:formula="of:=[.F6]/2/[.A6]" office:value-type="float" office:value="0.00925291512747007" calcext:value-type="float">
            <text:p>0.0092529151</text:p>
          </table:table-cell>
          <table:table-cell office:value-type="float" office:value="0.005" calcext:value-type="float">
            <text:p>0.005</text:p>
          </table:table-cell>
          <table:table-cell table:formula="of:=[a.F$1]" office:value-type="float" office:value="0.073" calcext:value-type="float">
            <text:p>0.073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289827534923789" calcext:value-type="float">
            <text:p>0.2898275349</text:p>
          </table:table-cell>
          <table:table-cell table:formula="of:=[a.G$9]" office:value-type="float" office:value="1.005" calcext:value-type="float">
            <text:p>1.005</text:p>
          </table:table-cell>
          <table:table-cell table:formula="of:=[.F7]/2/[.A7]" office:value-type="float" office:value="0.00862581949177943" calcext:value-type="float">
            <text:p>0.0086258195</text:p>
          </table:table-cell>
          <table:table-cell office:value-type="float" office:value="0.005" calcext:value-type="float">
            <text:p>0.005</text:p>
          </table:table-cell>
          <table:table-cell table:formula="of:=[a.G$1]" office:value-type="float" office:value="0.084" calcext:value-type="float">
            <text:p>0.084</text:p>
          </table:table-cell>
          <table:table-cell table:formula="of:=0.005" office:value-type="float" office:value="0.005" calcext:value-type="float">
            <text:p>0.005</text:p>
          </table:table-cell>
        </table:table-row>
      </table:table>
      <table:table table:name="5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87082869338697" calcext:value-type="float">
            <text:p>0.1870828693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33630620956212" calcext:value-type="float">
            <text:p>0.013363062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0976176963403" calcext:value-type="float">
            <text:p>0.2097617696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19182823655699" calcext:value-type="float">
            <text:p>0.01191828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25831795812724" calcext:value-type="float">
            <text:p>0.2258317958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10701860692512" calcext:value-type="float">
            <text:p>0.011070186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40831891575846" calcext:value-type="float">
            <text:p>0.2408318916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3806849817175" calcext:value-type="float">
            <text:p>0.0103806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64575131106459" calcext:value-type="float">
            <text:p>0.2645751311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44911182523068" calcext:value-type="float">
            <text:p>0.00944911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4604989415154" calcext:value-type="float">
            <text:p>0.2846049894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78410461157883" calcext:value-type="float">
            <text:p>0.008784104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304959013639538" calcext:value-type="float">
            <text:p>0.3049590136</text:p>
          </table:table-cell>
          <table:table-cell office:value-type="float" office:value="1.005" calcext:value-type="float">
            <text:p>1.005</text:p>
          </table:table-cell>
          <table:table-cell table:formula="of:=[.F7]/2/[.A7]" office:value-type="float" office:value="0.00819782294729941" calcext:value-type="float">
            <text:p>0.008197822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10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89736659610103" calcext:value-type="float">
            <text:p>0.1897366596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31761569173682" calcext:value-type="float">
            <text:p>0.013176156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0976176963403" calcext:value-type="float">
            <text:p>0.2097617696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19182823655699" calcext:value-type="float">
            <text:p>0.01191828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28035085019828" calcext:value-type="float">
            <text:p>0.228035085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09632252413379" calcext:value-type="float">
            <text:p>0.01096322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42899156029822" calcext:value-type="float">
            <text:p>0.242899156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2923371199077" calcext:value-type="float">
            <text:p>0.01029233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66458251889485" calcext:value-type="float">
            <text:p>0.2664582519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38233281301002" calcext:value-type="float">
            <text:p>0.00938233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6356421265527" calcext:value-type="float">
            <text:p>0.2863564213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73037869711973" calcext:value-type="float">
            <text:p>0.008730378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309838667696593" calcext:value-type="float">
            <text:p>0.3098386677</text:p>
          </table:table-cell>
          <table:table-cell office:value-type="float" office:value="1.005" calcext:value-type="float">
            <text:p>1.005</text:p>
          </table:table-cell>
          <table:table-cell table:formula="of:=[.F7]/2/[.A7]" office:value-type="float" office:value="0.00806871530459879" calcext:value-type="float">
            <text:p>0.008068715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15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92353840616713" calcext:value-type="float">
            <text:p>0.1923538406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29968811227509" calcext:value-type="float">
            <text:p>0.01299688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12132034355964" calcext:value-type="float">
            <text:p>0.2121320344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17851130197758" calcext:value-type="float">
            <text:p>0.0117851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28035085019828" calcext:value-type="float">
            <text:p>0.228035085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09632252413379" calcext:value-type="float">
            <text:p>0.01096322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42899156029822" calcext:value-type="float">
            <text:p>0.242899156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2923371199077" calcext:value-type="float">
            <text:p>0.01029233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66458251889485" calcext:value-type="float">
            <text:p>0.2664582519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38233281301002" calcext:value-type="float">
            <text:p>0.00938233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9827534923789" calcext:value-type="float">
            <text:p>0.2898275349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62581949177943" calcext:value-type="float">
            <text:p>0.00862581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20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92353840616713" calcext:value-type="float">
            <text:p>0.1923538406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29968811227509" calcext:value-type="float">
            <text:p>0.01299688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12132034355964" calcext:value-type="float">
            <text:p>0.2121320344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17851130197758" calcext:value-type="float">
            <text:p>0.0117851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28035085019828" calcext:value-type="float">
            <text:p>0.228035085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09632252413379" calcext:value-type="float">
            <text:p>0.01096322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42899156029822" calcext:value-type="float">
            <text:p>0.242899156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2923371199077" calcext:value-type="float">
            <text:p>0.01029233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64575131106459" calcext:value-type="float">
            <text:p>0.2645751311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44911182523068" calcext:value-type="float">
            <text:p>0.00944911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8097205817759" calcext:value-type="float">
            <text:p>0.2880972058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67762668125779" calcext:value-type="float">
            <text:p>0.00867762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23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78885438199983" calcext:value-type="float">
            <text:p>0.1788854382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39754248593737" calcext:value-type="float">
            <text:p>0.01397542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" calcext:value-type="float">
            <text:p>0.2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25" calcext:value-type="float">
            <text:p>0.01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14476105895272" calcext:value-type="float">
            <text:p>0.2144761059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16563101030039" calcext:value-type="float">
            <text:p>0.01165631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32379000772445" calcext:value-type="float">
            <text:p>0.2323790008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7582870727984" calcext:value-type="float">
            <text:p>0.01075828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56904651573303" calcext:value-type="float">
            <text:p>0.2569046516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73123680201904" calcext:value-type="float">
            <text:p>0.009731236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a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4" calcext:value-type="float">
            <text:p>0.15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84" calcext:value-type="float">
            <text:p>0.384</text:p>
          </table:table-cell>
          <table:table-cell office:value-type="float" office:value="7032.41" calcext:value-type="float">
            <text:p>7032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" calcext:value-type="float">
            <text:p>0.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9" calcext:value-type="float">
            <text:p>0.2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" calcext:value-type="float">
            <text:p>0.48</text:p>
          </table:table-cell>
          <table:table-cell office:value-type="float" office:value="6598.95" calcext:value-type="float">
            <text:p>6598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64" calcext:value-type="float">
            <text:p>0.164</text:p>
          </table:table-cell>
          <table:table-cell office:value-type="float" office:value="0.235" calcext:value-type="float">
            <text:p>0.235</text:p>
          </table:table-cell>
          <table:table-cell office:value-type="float" office:value="0.322" calcext:value-type="float">
            <text:p>0.32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8" calcext:value-type="float">
            <text:p>0.498</text:p>
          </table:table-cell>
          <table:table-cell office:value-type="float" office:value="6334.42" calcext:value-type="float">
            <text:p>6334.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74" calcext:value-type="float">
            <text:p>0.174</text:p>
          </table:table-cell>
          <table:table-cell office:value-type="float" office:value="0.25" calcext:value-type="float">
            <text:p>0.25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5" calcext:value-type="float">
            <text:p>0.425</text:p>
          </table:table-cell>
          <table:table-cell office:value-type="float" office:value="0.504" calcext:value-type="float">
            <text:p>0.504</text:p>
          </table:table-cell>
          <table:table-cell office:value-type="float" office:value="6143.06" calcext:value-type="float">
            <text:p>6143.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4" calcext:value-type="float">
            <text:p>0.184</text:p>
          </table:table-cell>
          <table:table-cell office:value-type="float" office:value="0.261" calcext:value-type="float">
            <text:p>0.2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6" calcext:value-type="float">
            <text:p>0.46</text:p>
          </table:table-cell>
          <table:table-cell office:value-type="float" office:value="0.507" calcext:value-type="float">
            <text:p>0.507</text:p>
          </table:table-cell>
          <table:table-cell office:value-type="float" office:value="5944.83" calcext:value-type="float">
            <text:p>5944.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" calcext:value-type="float">
            <text:p>0.3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92" calcext:value-type="float">
            <text:p>0.492</text:p>
          </table:table-cell>
          <table:table-cell office:value-type="float" office:value="5400.56" calcext:value-type="float">
            <text:p>5400.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lambda, A</text:p>
          </table:table-cell>
          <table:table-cell office:value-type="string" calcext:value-type="string">
            <text:p>lambaN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-2.054" calcext:value-type="float">
            <text:p>-2.054</text:p>
          </table:table-cell>
          <table:table-cell office:value-type="float" office:value="-1.478" calcext:value-type="float">
            <text:p>-1.47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528" calcext:value-type="float">
            <text:p>-0.5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526" calcext:value-type="float">
            <text:p>0.526</text:p>
          </table:table-cell>
          <table:table-cell office:value-type="float" office:value="1.005" calcext:value-type="float">
            <text:p>1.005</text:p>
          </table:table-cell>
          <table:table-cell office:value-type="float" office:value="1.504" calcext:value-type="float">
            <text:p>1.504</text:p>
          </table:table-cell>
          <table:table-cell office:value-type="float" office:value="2.028" calcext:value-type="float">
            <text:p>2.028</text:p>
          </table:table-cell>
          <table:table-cell office:value-type="float" office:value="2.533" calcext:value-type="float">
            <text:p>2.533</text:p>
          </table:table-cell>
          <table:table-cell office:value-type="float" office:value="3.002" calcext:value-type="float">
            <text:p>3.002</text:p>
          </table:table-cell>
          <table:table-cell office:value-type="float" office:value="3.534" calcext:value-type="float">
            <text:p>3.534</text:p>
          </table:table-cell>
          <table:table-cell office:value-type="float" office:value="4.019" calcext:value-type="float">
            <text:p>4.019</text:p>
          </table:table-cell>
          <table:table-cell office:value-type="string" calcext:value-type="string">
            <text:p>V1, В (на фотоэл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2:21:06.721626572</meta:creation-date>
    <dc:date>2014-11-27T13:11:37.285418933</dc:date>
    <meta:editing-duration>PT44M48S</meta:editing-duration>
    <meta:editing-cycles>34</meta:editing-cycles>
    <meta:generator>LibreOffice/4.2.6.2$Linux_X86_64 LibreOffice_project/420m0$Build-2</meta:generator>
    <meta:document-statistic meta:table-count="7" meta:cell-count="334" meta:object-count="0"/>
  </office:meta>
</office:document-meta>
</file>